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8.896cm" table:align="left"/>
    </style:style>
    <style:style style:name="Tabella3.A" style:family="table-column">
      <style:table-column-properties style:column-width="0.951cm"/>
    </style:style>
    <style:style style:name="Tabella3.B" style:family="table-column">
      <style:table-column-properties style:column-width="0.982cm"/>
    </style:style>
    <style:style style:name="Tabella3.C" style:family="table-column">
      <style:table-column-properties style:column-width="11.712cm"/>
    </style:style>
    <style:style style:name="Tabella3.D" style:family="table-column">
      <style:table-column-properties style:column-width="2.468cm"/>
    </style:style>
    <style:style style:name="Tabella3.E" style:family="table-column">
      <style:table-column-properties style:column-width="2.875cm"/>
    </style:style>
    <style:style style:name="Tabella3.F" style:family="table-column">
      <style:table-column-properties style:column-width="5.142cm"/>
    </style:style>
    <style:style style:name="Tabella3.G" style:family="table-column">
      <style:table-column-properties style:column-width="2.494cm"/>
    </style:style>
    <style:style style:name="Tabella3.H" style:family="table-column">
      <style:table-column-properties style:column-width="2.272cm"/>
    </style:style>
    <style:style style:name="Tabel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H1" style:family="table-cell">
      <style:table-cell-properties fo:background-color="#e6e6e6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none" fo:border-top="none" fo:border-bottom="0.05pt solid #000000"/>
    </style:style>
    <style:style style:name="Tabella3.E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3" style:family="table-row">
      <style:table-row-properties fo:keep-together="always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none" fo:border-top="none" fo:border-bottom="0.05pt solid #000000"/>
    </style:style>
    <style:style style:name="Tabella3.E3" style:family="table-cell">
      <style:table-cell-properties fo:padding="0.097cm" fo:border-left="0.05pt solid #000000" fo:border-right="none" fo:border-top="none" fo:border-bottom="0.05pt solid #000000"/>
    </style:style>
    <style:style style:name="Tabella3.F3" style:family="table-cell">
      <style:table-cell-properties fo:padding="0.097cm" fo:border-left="0.05pt solid #000000" fo:border-right="none" fo:border-top="none" fo:border-bottom="0.05pt solid #000000"/>
    </style:style>
    <style:style style:name="Tabella3.G3" style:family="table-cell">
      <style:table-cell-properties fo:padding="0.097cm" fo:border-left="0.05pt solid #000000" fo:border-right="none" fo:border-top="none" fo:border-bottom="0.05pt solid #000000"/>
    </style:style>
    <style:style style:name="Tabella3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D4" style:family="table-cell">
      <style:table-cell-properties fo:padding="0.097cm" fo:border-left="0.05pt solid #000000" fo:border-right="none" fo:border-top="none" fo:border-bottom="0.05pt solid #000000"/>
    </style:style>
    <style:style style:name="Tabella3.E4" style:family="table-cell">
      <style:table-cell-properties fo:padding="0.097cm" fo:border-left="0.05pt solid #000000" fo:border-right="none" fo:border-top="none" fo:border-bottom="0.05pt solid #000000"/>
    </style:style>
    <style:style style:name="Tabella3.F4" style:family="table-cell">
      <style:table-cell-properties fo:padding="0.097cm" fo:border-left="0.05pt solid #000000" fo:border-right="none" fo:border-top="none" fo:border-bottom="0.05pt solid #000000"/>
    </style:style>
    <style:style style:name="Tabella3.G4" style:family="table-cell">
      <style:table-cell-properties fo:padding="0.097cm" fo:border-left="0.05pt solid #000000" fo:border-right="none" fo:border-top="none" fo:border-bottom="0.05pt solid #000000"/>
    </style:style>
    <style:style style:name="Tabella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0.05pt solid #000000"/>
    </style:style>
    <style:style style:name="Tabella3.D5" style:family="table-cell">
      <style:table-cell-properties fo:padding="0.097cm" fo:border-left="0.05pt solid #000000" fo:border-right="none" fo:border-top="none" fo:border-bottom="0.05pt solid #000000"/>
    </style:style>
    <style:style style:name="Tabella3.E5" style:family="table-cell">
      <style:table-cell-properties fo:padding="0.097cm" fo:border-left="0.05pt solid #000000" fo:border-right="none" fo:border-top="none" fo:border-bottom="0.05pt solid #000000"/>
    </style:style>
    <style:style style:name="Tabella3.F5" style:family="table-cell">
      <style:table-cell-properties fo:padding="0.097cm" fo:border-left="0.05pt solid #000000" fo:border-right="none" fo:border-top="none" fo:border-bottom="0.05pt solid #000000"/>
    </style:style>
    <style:style style:name="Tabella3.G5" style:family="table-cell">
      <style:table-cell-properties fo:padding="0.097cm" fo:border-left="0.05pt solid #000000" fo:border-right="none" fo:border-top="none" fo:border-bottom="0.05pt solid #000000"/>
    </style:style>
    <style:style style:name="Tabella3.H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D6" style:family="table-cell">
      <style:table-cell-properties fo:padding="0.097cm" fo:border-left="0.05pt solid #000000" fo:border-right="none" fo:border-top="none" fo:border-bottom="0.05pt solid #000000"/>
    </style:style>
    <style:style style:name="Tabella3.E6" style:family="table-cell">
      <style:table-cell-properties fo:padding="0.097cm" fo:border-left="0.05pt solid #000000" fo:border-right="none" fo:border-top="none" fo:border-bottom="0.05pt solid #000000"/>
    </style:style>
    <style:style style:name="Tabella3.F6" style:family="table-cell">
      <style:table-cell-properties fo:padding="0.097cm" fo:border-left="0.05pt solid #000000" fo:border-right="none" fo:border-top="none" fo:border-bottom="0.05pt solid #000000"/>
    </style:style>
    <style:style style:name="Tabella3.G6" style:family="table-cell">
      <style:table-cell-properties fo:padding="0.097cm" fo:border-left="0.05pt solid #000000" fo:border-right="none" fo:border-top="none" fo:border-bottom="0.05pt solid #000000"/>
    </style:style>
    <style:style style:name="Tabella3.H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D7" style:family="table-cell">
      <style:table-cell-properties fo:padding="0.097cm" fo:border-left="0.05pt solid #000000" fo:border-right="none" fo:border-top="none" fo:border-bottom="0.05pt solid #000000"/>
    </style:style>
    <style:style style:name="Tabella3.E7" style:family="table-cell">
      <style:table-cell-properties fo:padding="0.097cm" fo:border-left="0.05pt solid #000000" fo:border-right="none" fo:border-top="none" fo:border-bottom="0.05pt solid #000000"/>
    </style:style>
    <style:style style:name="Tabella3.F7" style:family="table-cell">
      <style:table-cell-properties fo:padding="0.097cm" fo:border-left="0.05pt solid #000000" fo:border-right="none" fo:border-top="none" fo:border-bottom="0.05pt solid #000000"/>
    </style:style>
    <style:style style:name="Tabella3.G7" style:family="table-cell">
      <style:table-cell-properties fo:padding="0.097cm" fo:border-left="0.05pt solid #000000" fo:border-right="none" fo:border-top="none" fo:border-bottom="0.05pt solid #000000"/>
    </style:style>
    <style:style style:name="Tabella3.H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style:font-name="Verdana1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1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1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-asian="SimSun" style:font-size-asian="9pt" style:font-name-complex="Tahoma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-asian="SimSun" style:font-size-asian="9pt" style:font-name-complex="Tahoma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2" style:family="paragraph" style:parent-style-name="Standard">
      <style:paragraph-properties fo:margin-left="-0.007cm" fo:margin-right="-0.007cm" fo:margin-top="0.101cm" fo:margin-bottom="0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normal" style:font-style-asian="normal" style:font-style-complex="normal"/>
    </style:style>
    <style:style style:name="gr1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e6e6e6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b8ff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0000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&quot;department in get_department(data)&quot;&gt;">loop dept.</text:text-input></text:p>
      <text:p text:style-name="P4"><text:placeholder text:placeholder-type="text">&lt;setLang('it_IT')&gt;</text:placeholder></text:p>
      <text:p text:style-name="P5">Dipartimento: <text:span text:style-name="T2"><text:placeholder text:placeholder-type="text">&lt;department.name&gt;</text:placeholder></text:span><text:span text:style-name="T2"> </text:span></text:p>
      <text:p text:style-name="P5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row>
          <table:table-cell table:style-name="Tabella3.A1" office:value-type="string">
            <text:p text:style-name="P21"/>
          </table:table-cell>
          <table:table-cell table:style-name="Tabella3.A1" table:number-columns-spanned="2" office:value-type="string">
            <text:p text:style-name="P20">Contratto</text:p>
          </table:table-cell>
          <table:covered-table-cell/>
          <table:table-cell table:style-name="Tabella3.A1" office:value-type="string">
            <text:p text:style-name="P20">Periodo</text:p>
          </table:table-cell>
          <table:table-cell table:style-name="Tabella3.A1" office:value-type="string">
            <text:p text:style-name="P20">Dipartimento</text:p>
          </table:table-cell>
          <table:table-cell table:style-name="Tabella3.A1" office:value-type="string">
            <text:p text:style-name="P20">Partner</text:p>
          </table:table-cell>
          <table:table-cell table:style-name="Tabella3.A1" office:value-type="string">
            <text:p text:style-name="P20">Operazioni</text:p>
          </table:table-cell>
          <table:table-cell table:style-name="Tabella3.H1" office:value-type="string">
            <text:p text:style-name="P20">Totale</text:p>
          </table:table-cell>
        </table:table-row>
        <table:table-row>
          <table:table-cell table:style-name="Tabella3.A7" office:value-type="string">
            <text:p text:style-name="P7"/>
          </table:table-cell>
          <table:table-cell table:style-name="Tabella3.B7" table:number-columns-spanned="2" office:value-type="string">
            <text:p text:style-name="P6"><text:text-input text:description="&lt;for each=&quot;contract in get_contract(department.id,data)&quot;&gt;">loop contratti</text:text-input></text:p>
          </table:table-cell>
          <table:covered-table-cell/>
          <table:table-cell table:style-name="Tabella3.D7" office:value-type="string">
            <text:p text:style-name="P9"><text:s/></text:p>
          </table:table-cell>
          <table:table-cell table:style-name="Tabella3.E7" office:value-type="string">
            <text:p text:style-name="P17"/>
          </table:table-cell>
          <table:table-cell table:style-name="Tabella3.F7" office:value-type="string">
            <text:p text:style-name="P17"/>
          </table:table-cell>
          <table:table-cell table:style-name="Tabella3.G7" office:value-type="string">
            <text:p text:style-name="P17"/>
          </table:table-cell>
          <table:table-cell table:style-name="Tabella3.H7" office:value-type="string">
            <text:p text:style-name="P17"/>
          </table:table-cell>
        </table:table-row>
        <text:soft-page-break/>
        <table:table-row table:style-name="Tabella3.3">
          <table:table-cell table:style-name="Tabella3.A7" office:value-type="string">
            <text:p text:style-name="P13"><text:placeholder text:placeholder-type="text">&lt;if test="contract.state in ('open') and not contract.date or contract.date &gt;= time.strftime('%Y-%m-%d', time.localtime())"&gt;</text:placeholder><draw:circle text:anchor-type="as-char" draw:z-index="0" draw:style-name="gr1" draw:text-style-name="P23" svg:width="0.417cm" svg:height="0.417cm"><text:p/></draw:circle><text:placeholder text:placeholder-type="text">&lt;/if&gt;</text:placeholder><text:placeholder text:placeholder-type="text">&lt;if test="contract.state in ('pending')"&gt;</text:placeholder><draw:circle text:anchor-type="as-char" draw:z-index="1" draw:style-name="gr2" draw:text-style-name="P23" svg:width="0.417cm" svg:height="0.417cm"><text:p/></draw:circle><text:placeholder text:placeholder-type="text">&lt;/if&gt;</text:placeholder><text:placeholder text:placeholder-type="text">&lt;if test="contract.state in ('close')"&gt;</text:placeholder><draw:circle text:anchor-type="as-char" draw:z-index="2" draw:style-name="gr3" draw:text-style-name="P23" svg:width="0.417cm" svg:height="0.417cm"><text:p/></draw:circle><text:placeholder text:placeholder-type="text">&lt;/if&gt;</text:placeholder><text:placeholder text:placeholder-type="text">&lt;if test="contract.state in ('open') and contract.date and contract.date &lt; time.strftime('%Y-%m-%d', time.localtime())"&gt;</text:placeholder><draw:circle text:anchor-type="as-char" draw:z-index="3" draw:style-name="gr4" draw:text-style-name="P23" svg:width="0.417cm" svg:height="0.417cm"><text:p/></draw:circle><text:placeholder text:placeholder-type="text">&lt;/if&gt;</text:placeholder></text:p>
          </table:table-cell>
          <table:table-cell table:style-name="Tabella3.B7" table:number-columns-spanned="2" office:value-type="string">
            <text:p text:style-name="P10">[<text:placeholder text:placeholder-type="text">&lt;contract.code&gt;</text:placeholder>] <text:placeholder text:placeholder-type="text">&lt;contract.name&gt;</text:placeholder> </text:p>
          </table:table-cell>
          <table:covered-table-cell/>
          <table:table-cell table:style-name="Tabella3.D7" office:value-type="string">
            <text:p text:style-name="P12"><text:placeholder text:placeholder-type="text">&lt;formatLang(contract.date_start, date=True) if contract.date_start else ''&gt;</text:placeholder><text:line-break/><text:placeholder text:placeholder-type="text">&lt;formatLang(contract.date, date=True) if contract.date else ''&gt;</text:placeholder><text:line-break/><text:placeholder text:placeholder-type="text">&lt;_(contract.state)&gt;</text:placeholder></text:p>
          </table:table-cell>
          <table:table-cell table:style-name="Tabella3.E7" office:value-type="string">
            <text:p text:style-name="P10"><text:placeholder text:placeholder-type="text">&lt;contract.department_id.name&gt;</text:placeholder></text:p>
          </table:table-cell>
          <table:table-cell table:style-name="Tabella3.F7" office:value-type="string">
            <text:p text:style-name="P10"><text:placeholder text:placeholder-type="text">&lt;contract.partner_id.name&gt;</text:placeholder></text:p>
          </table:table-cell>
          <table:table-cell table:style-name="Tabella3.G7" office:value-type="string">
            <text:p text:style-name="P10">Op: <text:s/><text:placeholder text:placeholder-type="text">&lt;contract.default_operation&gt;</text:placeholder><text:line-break/>tot.: <text:s/><text:placeholder text:placeholder-type="text">&lt;contract.total_amount_operation&gt;</text:placeholder></text:p>
          </table:table-cell>
          <table:table-cell table:style-name="Tabella3.H7" office:value-type="string">
            <text:p text:style-name="P11"><text:placeholder text:placeholder-type="text">&lt;"%10.2f"%(contract.total_amount)&gt;</text:placeholder> <text:placeholder text:placeholder-type="text">&lt;contract.currency_id.symbol&gt;</text:placeholder></text:p>
          </table:table-cell>
        </table:table-row>
        <text:soft-page-break/>
        <table:table-row>
          <table:table-cell table:style-name="Tabella3.A7" office:value-type="string">
            <text:p text:style-name="P7"/>
          </table:table-cell>
          <table:table-cell table:style-name="Tabella3.B7" table:number-columns-spanned="2" office:value-type="string">
            <text:p text:style-name="P6"><text:s text:c="3"/><text:text-input text:description="&lt;for each=&quot;subcontract in contract.child_ids&quot;&gt;">loop subcontratti</text:text-input></text:p>
          </table:table-cell>
          <table:covered-table-cell/>
          <table:table-cell table:style-name="Tabella3.D7" office:value-type="string">
            <text:p text:style-name="P19"/>
          </table:table-cell>
          <table:table-cell table:style-name="Tabella3.E7" office:value-type="string">
            <text:p text:style-name="P17"/>
          </table:table-cell>
          <table:table-cell table:style-name="Tabella3.F7" office:value-type="string">
            <text:p text:style-name="P17"/>
          </table:table-cell>
          <table:table-cell table:style-name="Tabella3.G7" office:value-type="string">
            <text:p text:style-name="P17"/>
          </table:table-cell>
          <table:table-cell table:style-name="Tabella3.H7" office:value-type="string">
            <text:p text:style-name="P18"/>
          </table:table-cell>
        </table:table-row>
        <text:soft-page-break/>
        <table:table-row table:style-name="Tabella3.3">
          <table:table-cell table:style-name="Tabella3.A7" office:value-type="string">
            <text:p text:style-name="P16"/>
          </table:table-cell>
          <table:table-cell table:style-name="Tabella3.B5" office:value-type="string">
            <text:p text:style-name="P22"><text:placeholder text:placeholder-type="text">&lt;if test="subcontract.state in ('open') and not subcontract.date or subcontract.date &gt;= time.strftime('%Y-%m-%d', time.localtime())"&gt;</text:placeholder><draw:circle text:anchor-type="as-char" draw:z-index="4" draw:style-name="gr1" draw:text-style-name="P23" svg:width="0.417cm" svg:height="0.417cm"><text:p/></draw:circle><text:placeholder text:placeholder-type="text">&lt;/if&gt;</text:placeholder><text:placeholder text:placeholder-type="text">&lt;if test="subcontract.state in ('pending')"&gt;</text:placeholder><draw:circle text:anchor-type="as-char" draw:z-index="5" draw:style-name="gr2" draw:text-style-name="P23" svg:width="0.417cm" svg:height="0.417cm"><text:p/></draw:circle><text:placeholder text:placeholder-type="text">&lt;/if&gt;</text:placeholder><text:placeholder text:placeholder-type="text">&lt;if test="subcontract.state in ('close')"&gt;</text:placeholder><draw:circle text:anchor-type="as-char" draw:z-index="6" draw:style-name="gr3" draw:text-style-name="P23" svg:width="0.417cm" svg:height="0.417cm"><text:p/></draw:circle><text:placeholder text:placeholder-type="text">&lt;/if&gt;</text:placeholder><text:placeholder text:placeholder-type="text">&lt;if test="subcontract.state in ('open') and subcontract.date and subcontract.date &lt; time.strftime('%Y-%m-%d', time.localtime())"&gt;</text:placeholder><draw:circle text:anchor-type="as-char" draw:z-index="7" draw:style-name="gr4" draw:text-style-name="P23" svg:width="0.417cm" svg:height="0.417cm"><text:p/></draw:circle><text:placeholder text:placeholder-type="text">&lt;/if&gt;</text:placeholder></text:p>
          </table:table-cell>
          <table:table-cell table:style-name="Tabella3.C5" office:value-type="string">
            <text:p text:style-name="P14">[<text:placeholder text:placeholder-type="text">&lt;subcontract.code&gt;</text:placeholder>] <text:placeholder text:placeholder-type="text">&lt;subcontract.name&gt;</text:placeholder></text:p>
          </table:table-cell>
          <table:table-cell table:style-name="Tabella3.D7" office:value-type="string">
            <text:p text:style-name="P16"><text:s/><text:placeholder text:placeholder-type="text">&lt;subcontract.date_start&gt;</text:placeholder><text:line-break/> <text:placeholder text:placeholder-type="text">&lt;subcontract.date&gt;</text:placeholder> <text:line-break/><text:span text:style-name="T3"><text:placeholder text:placeholder-type="text">&lt;subcontract.state&gt;</text:placeholder></text:span></text:p>
          </table:table-cell>
          <table:table-cell table:style-name="Tabella3.E7" office:value-type="string">
            <text:p text:style-name="P14"><text:placeholder text:placeholder-type="text">&lt;subcontract.department_id.name&gt;</text:placeholder></text:p>
          </table:table-cell>
          <table:table-cell table:style-name="Tabella3.F7" office:value-type="string">
            <text:p text:style-name="P14"><text:placeholder text:placeholder-type="text">&lt;subcontract.partner_id.name&gt;</text:placeholder></text:p>
          </table:table-cell>
          <table:table-cell table:style-name="Tabella3.G7" office:value-type="string">
            <text:p text:style-name="P14">Op: <text:placeholder text:placeholder-type="text">&lt;subcontract.default_operation&gt;</text:placeholder></text:p>
            <text:p text:style-name="P14">tot.: <text:placeholder text:placeholder-type="text">&lt;subcontract.total_amount_operation&gt;</text:placeholder></text:p>
          </table:table-cell>
          <table:table-cell table:style-name="Tabella3.H7" office:value-type="string">
            <text:p text:style-name="P15"><text:placeholder text:placeholder-type="text">&lt;subcontract.total_amount&gt;</text:placeholder> <text:placeholder text:placeholder-type="text">&lt;subcontract.currency_id.symbol&gt;</text:placeholder></text:p>
          </table:table-cell>
        </table:table-row>
        <text:soft-page-break/>
        <table:table-row>
          <table:table-cell table:style-name="Tabella3.A7" office:value-type="string">
            <text:p text:style-name="P7"/>
          </table:table-cell>
          <table:table-cell table:style-name="Tabella3.B7" table:number-columns-spanned="2" office:value-type="string">
            <text:p text:style-name="P6"><text:s text:c="3"/><text:text-input text:description="&lt;/for&gt;">end loop subcontratti</text:text-input></text:p>
          </table:table-cell>
          <table:covered-table-cell/>
          <table:table-cell table:style-name="Tabella3.D7" office:value-type="string">
            <text:p text:style-name="P19"/>
          </table:table-cell>
          <table:table-cell table:style-name="Tabella3.E7" office:value-type="string">
            <text:p text:style-name="P17"/>
          </table:table-cell>
          <table:table-cell table:style-name="Tabella3.F7" office:value-type="string">
            <text:p text:style-name="P17"/>
          </table:table-cell>
          <table:table-cell table:style-name="Tabella3.G7" office:value-type="string">
            <text:p text:style-name="P17"/>
          </table:table-cell>
          <table:table-cell table:style-name="Tabella3.H7" office:value-type="string">
            <text:p text:style-name="P18"/>
          </table:table-cell>
        </table:table-row>
        <table:table-row>
          <table:table-cell table:style-name="Tabella3.A7" office:value-type="string">
            <text:p text:style-name="P7"/>
          </table:table-cell>
          <table:table-cell table:style-name="Tabella3.B7" table:number-columns-spanned="2" office:value-type="string">
            <text:p text:style-name="P6"><text:text-input text:description="&lt;/for&gt;">end loop contratti</text:text-input></text:p>
          </table:table-cell>
          <table:covered-table-cell/>
          <table:table-cell table:style-name="Tabella3.D7" office:value-type="string">
            <text:p text:style-name="P17"/>
          </table:table-cell>
          <table:table-cell table:style-name="Tabella3.E7" office:value-type="string">
            <text:p text:style-name="P17"/>
          </table:table-cell>
          <table:table-cell table:style-name="Tabella3.F7" office:value-type="string">
            <text:p text:style-name="P17"/>
          </table:table-cell>
          <table:table-cell table:style-name="Tabella3.G7" office:value-type="string">
            <text:p text:style-name="P17"/>
          </table:table-cell>
          <table:table-cell table:style-name="Tabella3.H7" office:value-type="string">
            <text:p text:style-name="P17"/>
          </table:table-cell>
        </table:table-row>
      </table:table>
      <text:p text:style-name="P6"><text:text-input text:description="&lt;/for&gt;">end loop dept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28.9cm" style:rel-column-width="65535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style:font-name="Verdana1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1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3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color="#b3b3b3" style:text-underline-style="none"/>
    </style:style>
    <style:page-layout style:name="Mpm1">
      <style:page-layout-properties fo:page-width="29.7cm" fo:page-height="21.001cm" style:num-format="1" style:print-orientation="landscape" fo:margin-top="0.499cm" fo:margin-bottom="0.49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0.67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row table:style-name="Tabella6.1">
            <table:table-cell table:style-name="Tabella6.A1" office:value-type="string">
              <text:p text:style-name="MP1"><text:span text:style-name="MT1">Pag. </text:span><text:span text:style-name="MT1"><text:page-number text:select-page="current">5</text:page-number></text:span><text:span text:style-name="MT1">/</text:span><text:span text:style-name="MT1"><text:page-count>5</text:page-count></text:span></text:p>
              <text:p text:style-name="MP2">STAMPA CONTRATTI PER DIPARTIMENTO</text:p>
            </table:table-cell>
          </table:table-row>
        </table:table>
        <text:p text:style-name="MP3"/>
      </style:header>
      <style:footer>
        <text:p text:style-name="MP4"><text:tab/> 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4H44M10S</meta:editing-duration>
    <meta:editing-cycles>204</meta:editing-cycles>
    <meta:generator>LibreOffice/4.3.3.2$Linux_X86_64 LibreOffice_project/430m0$Build-2</meta:generator>
    <meta:initial-creator>Nicola Riolini</meta:initial-creator>
    <dc:date>2015-09-24T11:46:14.042943828</dc:date>
    <dc:creator>thebrush </dc:creator>
    <meta:document-statistic meta:table-count="2" meta:image-count="0" meta:object-count="0" meta:page-count="5" meta:paragraph-count="33" meta:word-count="124" meta:character-count="1556" meta:non-whitespace-character-count="1458"/>
    <meta:user-defined meta:name="Info 1"/>
    <meta:user-defined meta:name="Info 2"/>
    <meta:user-defined meta:name="Info 3"/>
    <meta:user-defined meta:name="Info 4"/>
  </office:meta>
</office:document-meta>
</file>